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6" calcext:value-type="float">
            <text:p>98.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7" calcext:value-type="float">
            <text:p>137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58" calcext:value-type="float">
            <text:p>84.5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4" calcext:value-type="float">
            <text:p>214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6.33" calcext:value-type="float">
            <text:p>86.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1" calcext:value-type="float">
            <text:p>221</text:p>
          </table:table-cell>
          <table:table-cell table:formula="of:=[.B15]-[.E1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5" calcext:value-type="float">
            <text:p>195</text:p>
          </table:table-cell>
          <table:table-cell table:formula="of:=[.B16]-[.E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0" calcext:value-type="float">
            <text:p>90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4.29" calcext:value-type="float">
            <text:p>94.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9" calcext:value-type="float">
            <text:p>99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9" calcext:value-type="float">
            <text:p>9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1]*[.A21]/100; 0)" office:value-type="float" office:value="9" calcext:value-type="float">
            <text:p>9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2]*[.A22]/100; 0)" office:value-type="float" office:value="27" calcext:value-type="float">
            <text:p>27</text:p>
          </table:table-cell>
          <table:table-cell table:formula="of:=[.B22]-[.E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3]*[.A23]/100; 0)" office:value-type="float" office:value="6" calcext:value-type="float">
            <text:p>6</text:p>
          </table:table-cell>
          <table:table-cell table:style-name="ce7" table:formula="of:=[.B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4]*[.A24]/100; 0)" office:value-type="float" office:value="227" calcext:value-type="float">
            <text:p>227</text:p>
          </table:table-cell>
          <table:table-cell table:formula="of:=[.B24]-[.E24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5]*[.A25]/100; 0)" office:value-type="float" office:value="3" calcext:value-type="float">
            <text:p>3</text:p>
          </table:table-cell>
          <table:table-cell table:style-name="ce7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6]*[.A26]/100; 0)" office:value-type="float" office:value="96" calcext:value-type="float">
            <text:p>96</text:p>
          </table:table-cell>
          <table:table-cell table:formula="of:=[.B26]-[.E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7]*[.A27]/100; 0)" office:value-type="float" office:value="180" calcext:value-type="float">
            <text:p>180</text:p>
          </table:table-cell>
          <table:table-cell table:formula="of:=[.B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8]*[.A28]/100; 0)" office:value-type="float" office:value="70" calcext:value-type="float">
            <text:p>70</text:p>
          </table:table-cell>
          <table:table-cell table:formula="of:=[.B28]-[.E28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9]*[.A29]/100; 0)" office:value-type="float" office:value="4" calcext:value-type="float">
            <text:p>4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09" calcext:value-type="float">
            <text:p>86.0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0]*[.A30]/100; 0)" office:value-type="float" office:value="396" calcext:value-type="float">
            <text:p>396</text:p>
          </table:table-cell>
          <table:table-cell table:formula="of:=[.B30]-[.E30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1]*[.A31]/100; 0)" office:value-type="float" office:value="6" calcext:value-type="float">
            <text:p>6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4]*100/[.B34]; 2)" office:value-type="float" office:value="90.66" calcext:value-type="float">
            <text:p>90.66</text:p>
          </table:table-cell>
          <table:table-cell table:formula="of:=SUM([.B2:.B32])" office:value-type="float" office:value="3874" calcext:value-type="float">
            <text:p>3874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2])" office:value-type="float" office:value="3512" calcext:value-type="float">
            <text:p>3512</text:p>
          </table:table-cell>
          <table:table-cell table:formula="of:=[.B34]-[.E34]" office:value-type="float" office:value="362" calcext:value-type="float">
            <text:p>362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2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7:37:32.86870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29T10:43:31.192482608</dc:date>
    <meta:editing-duration>P6DT8H55M28S</meta:editing-duration>
    <meta:editing-cycles>51</meta:editing-cycles>
    <meta:generator>LibreOffice/6.4.6.2$MacOSX_X86_64 LibreOffice_project/0ce51a4fd21bff07a5c061082cc82c5ed232f115</meta:generator>
    <dc:creator>Brent Seidel</dc:creator>
    <meta:document-statistic meta:table-count="1" meta:cell-count="166" meta:object-count="0"/>
  </office:meta>
</office:document-meta>
</file>